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3" style:family="paragraph" style:parent-style-name="Standard">
      <style:text-properties officeooo:rsid="0018de73" officeooo:paragraph-rsid="0018de73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Monospace" fo:font-size="10pt" style:font-size-asian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Monospace" fo:font-size="10pt" officeooo:rsid="0018de73" officeooo:paragraph-rsid="0018de73" style:font-size-asian="10pt"/>
    </style:style>
    <style:style style:name="T1" style:family="text">
      <style:text-properties fo:color="#7f0055" loext:opacity="100%" style:font-name="Monospace" fo:font-size="10pt" fo:font-weight="bold" style:font-size-asian="10pt" style:font-weight-asian="bold"/>
    </style:style>
    <style:style style:name="T2" style:family="text">
      <style:text-properties fo:color="#000000" loext:opacity="100%" style:font-name="Monospace" fo:font-size="10pt" style:font-size-asian="10pt"/>
    </style:style>
    <style:style style:name="T3" style:family="text">
      <style:text-properties fo:color="#000000" loext:opacity="100%" style:font-name="Monospace" fo:font-size="10pt" officeooo:rsid="00190d1d" style:font-size-asian="10pt"/>
    </style:style>
    <style:style style:name="T4" style:family="text">
      <style:text-properties fo:color="#0000c0" loext:opacity="100%" style:font-name="Monospace" fo:font-size="10pt" style:font-size-asian="10pt"/>
    </style:style>
    <style:style style:name="T5" style:family="text">
      <style:text-properties fo:color="#0000c0" loext:opacity="100%" style:font-name="Monospace" fo:font-size="10pt" fo:background-color="#f0d8a8" loext:char-shading-value="0" style:font-size-asian="10pt"/>
    </style:style>
    <style:style style:name="T6" style:family="text">
      <style:text-properties fo:color="#0000c0" loext:opacity="100%" style:font-name="Monospace" fo:font-size="10pt" fo:font-style="italic" fo:font-weight="bold" style:font-size-asian="10pt" style:font-style-asian="italic" style:font-weight-asian="bold"/>
    </style:style>
    <style:style style:name="T7" style:family="text">
      <style:text-properties fo:color="#0000c0" loext:opacity="100%" style:font-name="Monospace" fo:font-size="10pt" fo:background-color="#d4d4d4" loext:char-shading-value="0" style:font-size-asian="10pt"/>
    </style:style>
    <style:style style:name="T8" style:family="text">
      <style:text-properties fo:color="#6a3e3e" loext:opacity="100%" style:font-name="Monospace" fo:font-size="10pt" style:font-size-asian="10pt"/>
    </style:style>
    <style:style style:name="T9" style:family="text">
      <style:text-properties fo:color="#2a00ff" loext:opacity="100%" style:font-name="Monospace" fo:font-size="10pt" style:font-size-asian="10pt"/>
    </style:style>
    <style:style style:name="T10" style:family="text">
      <style:text-properties fo:color="#2a00ff" loext:opacity="100%" style:font-name="Monospace" fo:font-size="10pt" officeooo:rsid="00190d1d" style:font-size-asian="10pt"/>
    </style:style>
    <style:style style:name="T11" style:family="text">
      <style:text-properties officeooo:rsid="00190d1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ackage</text:span><text:span text:style-name="T2"> source;</text:span></text:p>
      <text:p text:style-name="P2"/>
      <text:p text:style-name="P1"><text:span text:style-name="T1">public</text:span><text:span text:style-name="T2"> </text:span><text:span text:style-name="T1">class</text:span><text:span text:style-name="T2"> Employee</text:span></text:p>
      <text:p text:style-name="P4">{</text:p>
      <text:p text:style-name="P1"><text:span text:style-name="T2"><text:tab/>String </text:span><text:span text:style-name="T4">name</text:span><text:span text:style-name="T2">;</text:span></text:p>
      <text:p text:style-name="P1"><text:span text:style-name="T2"><text:tab/></text:span><text:span text:style-name="T1">int</text:span><text:span text:style-name="T2"> </text:span><text:span text:style-name="T4">id</text:span><text:span text:style-name="T2">;</text:span></text:p>
      <text:p text:style-name="P1"><text:span text:style-name="T2"><text:tab/></text:span><text:span text:style-name="T1">long</text:span><text:span text:style-name="T2"> </text:span><text:span text:style-name="T5">salary</text:span><text:span text:style-name="T2">;</text:span></text:p>
      <text:p text:style-name="P4"><text:tab/></text:p>
      <text:p text:style-name="P1"><text:span text:style-name="T2"><text:tab/>Employee(String </text:span><text:span text:style-name="T8">name</text:span><text:span text:style-name="T2">,</text:span><text:span text:style-name="T1">int</text:span><text:span text:style-name="T2"> </text:span><text:span text:style-name="T8">id</text:span><text:span text:style-name="T2">,</text:span><text:span text:style-name="T1">long</text:span><text:span text:style-name="T2"> </text:span><text:span text:style-name="T8">salary</text:span><text:span text:style-name="T2">){</text:span></text:p>
      <text:p text:style-name="P1"><text:span text:style-name="T2"><text:tab/><text:tab/></text:span><text:span text:style-name="T1">this</text:span><text:span text:style-name="T2">.</text:span><text:span text:style-name="T4">name</text:span><text:span text:style-name="T2">=</text:span><text:span text:style-name="T8">name</text:span><text:span text:style-name="T2">;</text:span></text:p>
      <text:p text:style-name="P1"><text:span text:style-name="T2"><text:tab/><text:tab/></text:span><text:span text:style-name="T1">this</text:span><text:span text:style-name="T2">.</text:span><text:span text:style-name="T4">id</text:span><text:span text:style-name="T2">=</text:span><text:span text:style-name="T8">id</text:span><text:span text:style-name="T2">;</text:span></text:p>
      <text:p text:style-name="P1"><text:span text:style-name="T2"><text:tab/><text:tab/></text:span><text:span text:style-name="T1">this</text:span><text:span text:style-name="T2">.</text:span><text:span text:style-name="T5">salary</text:span><text:span text:style-name="T2">=</text:span><text:span text:style-name="T8">salary</text:span><text:span text:style-name="T2">;</text:span></text:p>
      <text:p text:style-name="P4"><text:tab/>}</text:p>
      <text:p text:style-name="P1"><text:span text:style-name="T2"><text:tab/></text:span><text:span text:style-name="T1">void</text:span><text:span text:style-name="T2"> displayDetails() {</text:span></text:p>
      <text:p text:style-name="P1"><text:span text:style-name="T2"><text:tab/><text:tab/>System.</text:span><text:span text:style-name="T6">out</text:span><text:span text:style-name="T2">.println(</text:span><text:span text:style-name="T9">"Employee ID:"</text:span><text:span text:style-name="T2">+</text:span><text:span text:style-name="T4">id</text:span><text:span text:style-name="T2">);</text:span></text:p>
      <text:p text:style-name="P1"><text:span text:style-name="T2"><text:tab/><text:tab/>System.</text:span><text:span text:style-name="T6">out</text:span><text:span text:style-name="T2">.println(</text:span><text:span text:style-name="T9">"Name:"</text:span><text:span text:style-name="T2">+</text:span><text:span text:style-name="T4">name</text:span><text:span text:style-name="T2">);</text:span></text:p>
      <text:p text:style-name="P1"><text:span text:style-name="T2"><text:tab/><text:tab/>System.</text:span><text:span text:style-name="T6">out</text:span><text:span text:style-name="T2">.println(</text:span><text:span text:style-name="T9">"Salary:"</text:span><text:span text:style-name="T2">+</text:span><text:span text:style-name="T7">salary</text:span><text:span text:style-name="T2">);</text:span></text:p>
      <text:p text:style-name="P1"><text:span text:style-name="T2"><text:tab/><text:tab/>System.</text:span><text:span text:style-name="T6">out</text:span><text:span text:style-name="T2">.println(</text:span><text:span text:style-name="T9">"-----------------"</text:span><text:span text:style-name="T2">);</text:span></text:p>
      <text:p text:style-name="P4"><text:tab/><text:tab/></text:p>
      <text:p text:style-name="P4"><text:tab/>}</text:p>
      <text:p text:style-name="P1"><text:span text:style-name="T2"><text:tab/></text:span><text:span text:style-name="T1">void</text:span><text:span text:style-name="T2"> increaseSalary(</text:span><text:span text:style-name="T1">double</text:span><text:span text:style-name="T2"> </text:span><text:span text:style-name="T8">percentage</text:span><text:span text:style-name="T2">) {</text:span></text:p>
      <text:p text:style-name="P1"><text:span text:style-name="T2"><text:tab/><text:tab/></text:span><text:span text:style-name="T1">double</text:span><text:span text:style-name="T2"> </text:span><text:span text:style-name="T8">increment</text:span><text:span text:style-name="T2">=(</text:span><text:span text:style-name="T7">salary</text:span><text:span text:style-name="T2">*</text:span><text:span text:style-name="T8">percentage</text:span><text:span text:style-name="T2">/100);</text:span></text:p>
      <text:p text:style-name="P1"><text:span text:style-name="T2"><text:tab/><text:tab/></text:span><text:span text:style-name="T5">salary</text:span><text:span text:style-name="T2">=(</text:span><text:span text:style-name="T1">int</text:span><text:span text:style-name="T2">) (</text:span><text:span text:style-name="T7">salary</text:span><text:span text:style-name="T2">+</text:span><text:span text:style-name="T8">increment</text:span><text:span text:style-name="T2">);</text:span></text:p>
      <text:p text:style-name="P1"><text:span text:style-name="T2"><text:tab/><text:tab/>System.</text:span><text:span text:style-name="T6">out</text:span><text:span text:style-name="T2">.println(</text:span><text:span text:style-name="T4">name</text:span><text:span text:style-name="T2">+</text:span><text:span text:style-name="T9">"s salary increased by"</text:span><text:span text:style-name="T2">+</text:span><text:span text:style-name="T7">salary</text:span><text:span text:style-name="T2">+</text:span><text:span text:style-name="T9">"%"</text:span><text:span text:style-name="T2">); </text:span></text:p>
      <text:p text:style-name="P4"><text:tab/><text:tab/></text:p>
      <text:p text:style-name="P4"><text:tab/>}</text:p>
      <text:p text:style-name="P2"/>
      <text:p text:style-name="P4">}</text:p>
      <text:p text:style-name="Standard"/>
      <text:p text:style-name="P1"><text:span text:style-name="T1">package</text:span><text:span text:style-name="T2"> source;</text:span></text:p>
      <text:p text:style-name="P2"/>
      <text:p text:style-name="P1"><text:span text:style-name="T1">public</text:span><text:span text:style-name="T2"> </text:span><text:span text:style-name="T1">class</text:span><text:span text:style-name="T2"> Main {</text:span></text:p>
      <text:p text:style-name="P2"/>
      <text:p text:style-name="P1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</text:span><text:span text:style-name="T8">args</text:span><text:span text:style-name="T2">) {</text:span></text:p>
      <text:p text:style-name="P1"><text:span text:style-name="T2"><text:tab/><text:tab/>Employee </text:span><text:span text:style-name="T8">e1</text:span><text:span text:style-name="T2">=</text:span><text:span text:style-name="T1">new</text:span><text:span text:style-name="T2"> Employee(</text:span><text:span text:style-name="T9">"</text:span><text:span text:style-name="T10">Suhas</text:span><text:span text:style-name="T9">"</text:span><text:span text:style-name="T2">,10</text:span><text:span text:style-name="T3">0</text:span><text:span text:style-name="T2">1,</text:span><text:span text:style-name="T3">4</text:span><text:span text:style-name="T2">0000);</text:span></text:p>
      <text:p text:style-name="P1"><text:span text:style-name="T2"><text:tab/><text:tab/>Employee </text:span><text:span text:style-name="T8">e2</text:span><text:span text:style-name="T2">=</text:span><text:span text:style-name="T1">new</text:span><text:span text:style-name="T2"> Employee(</text:span><text:span text:style-name="T9">"</text:span><text:span text:style-name="T10">Harshit</text:span><text:span text:style-name="T9">"</text:span><text:span text:style-name="T2">,10</text:span><text:span text:style-name="T3">0</text:span><text:span text:style-name="T2">2,</text:span><text:span text:style-name="T3">6</text:span><text:span text:style-name="T2">0000);</text:span></text:p>
      <text:p text:style-name="P1"><text:span text:style-name="T2"><text:tab/><text:tab/>System.</text:span><text:span text:style-name="T6">out</text:span><text:span text:style-name="T2">.println(</text:span><text:span text:style-name="T9">"Initial Employee Details:"</text:span><text:span text:style-name="T2">);</text:span></text:p>
      <text:p text:style-name="P1"><text:span text:style-name="T2"><text:tab/><text:tab/></text:span><text:span text:style-name="T8">e1</text:span><text:span text:style-name="T2">.displayDetails();</text:span></text:p>
      <text:p text:style-name="P1"><text:span text:style-name="T2"><text:tab/><text:tab/></text:span><text:span text:style-name="T8">e2</text:span><text:span text:style-name="T2">.displayDetails();</text:span></text:p>
      <text:p text:style-name="P1"><text:span text:style-name="T2"><text:tab/><text:tab/></text:span><text:span text:style-name="T8">e1</text:span><text:span text:style-name="T2">.increaseSalary(0.1);</text:span></text:p>
      <text:p text:style-name="P1"><text:span text:style-name="T2"><text:tab/><text:tab/></text:span><text:span text:style-name="T8">e2</text:span><text:span text:style-name="T2">.increaseSalary(0.2);</text:span></text:p>
      <text:p text:style-name="P1"><text:span text:style-name="T2"><text:tab/><text:tab/>System.</text:span><text:span text:style-name="T6">out</text:span><text:span text:style-name="T2">.println(</text:span><text:span text:style-name="T9">"Updated Employee Details:"</text:span><text:span text:style-name="T2">);</text:span></text:p>
      <text:p text:style-name="P1"><text:span text:style-name="T2"><text:tab/><text:tab/></text:span><text:span text:style-name="T8">e1</text:span><text:span text:style-name="T2">.displayDetails();</text:span></text:p>
      <text:p text:style-name="P1"><text:span text:style-name="T2"><text:tab/><text:tab/></text:span><text:span text:style-name="T8">e2</text:span><text:span text:style-name="T2">.displayDetails();</text:span></text:p>
      <text:p text:style-name="P4"><text:tab/><text:tab/></text:p>
      <text:p text:style-name="P4"><text:tab/>}</text:p>
      <text:p text:style-name="P2"/>
      <text:p text:style-name="P4">}</text:p>
      <text:p text:style-name="Standard"/>
      <text:p text:style-name="P3">OUTPUT:</text:p>
      <text:p text:style-name="P5">Initial Employee Details:</text:p>
      <text:p text:style-name="P4">Employee ID:10<text:span text:style-name="T11">0</text:span>1</text:p>
      <text:p text:style-name="P4">Name:<text:span text:style-name="T11">Suhas</text:span></text:p>
      <text:p text:style-name="P4">Salary:<text:span text:style-name="T11">4</text:span>0000</text:p>
      <text:p text:style-name="P4">-----------------</text:p>
      <text:p text:style-name="P4">Employee ID:10<text:span text:style-name="T11">0</text:span>2</text:p>
      <text:p text:style-name="P4">Name:<text:span text:style-name="T11">Harshit</text:span></text:p>
      <text:p text:style-name="P4">Salary:<text:span text:style-name="T11">6</text:span>0000</text:p>
      <text:p text:style-name="P4">-----------------</text:p>
      <text:p text:style-name="P4"><text:span text:style-name="T11">Suhas</text:span> salary increased by<text:span text:style-name="T11">4</text:span>0010%</text:p>
      <text:p text:style-name="P4"><text:span text:style-name="T11">Harshit</text:span>s salary increased by<text:span text:style-name="T11">6</text:span>0040%</text:p>
      <text:p text:style-name="P4"><text:soft-page-break/>Updated Employee Details:</text:p>
      <text:p text:style-name="P4">Employee ID:10<text:span text:style-name="T11">0</text:span>1</text:p>
      <text:p text:style-name="P4">Name:<text:span text:style-name="T11">Suhas</text:span></text:p>
      <text:p text:style-name="P4">Salary:<text:span text:style-name="T11">4</text:span>0010</text:p>
      <text:p text:style-name="P4">-----------------</text:p>
      <text:p text:style-name="P4">Employee ID:102</text:p>
      <text:p text:style-name="P4">Name:<text:span text:style-name="T11">Harshit</text:span></text:p>
      <text:p text:style-name="P4">Salary:<text:span text:style-name="T11">6</text:span>0040</text:p>
      <text:p text:style-name="P4">-----------------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6T14:05:27.158972788</meta:creation-date>
    <dc:date>2025-08-26T14:18:07.410404297</dc:date>
    <meta:editing-duration>PT4M50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63" meta:word-count="111" meta:character-count="1296" meta:non-whitespace-character-count="1186"/>
  </office:meta>
</office:document-meta>
</file>